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93244"/>
    </style:style>
    <style:style style:name="P2" style:family="paragraph" style:parent-style-name="Preformatted_20_Text">
      <style:text-properties officeooo:paragraph-rsid="000a14e3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0d53e2"/>
    </style:style>
    <style:style style:name="T1" style:family="text">
      <style:text-properties fo:font-variant="normal" fo:text-transform="none" fo:color="#222222" style:font-name="Monaco" fo:letter-spacing="normal" fo:font-style="normal" fo:font-weight="normal"/>
    </style:style>
    <style:style style:name="T2" style:family="text">
      <style:text-properties fo:font-variant="normal" fo:text-transform="none" fo:color="#222222" style:font-name="Monaco" fo:letter-spacing="normal" fo:font-style="normal" fo:font-weight="normal" fo:background-color="#00a65d" loext:char-shading-value="0"/>
    </style:style>
    <style:style style:name="T3" style:family="text">
      <style:text-properties fo:font-variant="normal" fo:text-transform="none" fo:color="#222222" style:font-name="Monaco" fo:letter-spacing="normal" fo:font-style="normal" fo:font-weight="normal" fo:background-color="#00a65d" loext:char-shading-value="0"/>
    </style:style>
    <style:style style:name="T4" style:family="text">
      <style:text-properties fo:font-variant="normal" fo:text-transform="none" fo:color="#222222" style:font-name="Monaco" fo:font-size="14pt" fo:letter-spacing="normal" fo:font-style="normal" fo:font-weight="normal" fo:background-color="#00a65d" loext:char-shading-value="0" style:font-size-asian="14pt" style:font-size-complex="14pt"/>
    </style:style>
    <style:style style:name="T5" style:family="text">
      <style:text-properties fo:font-variant="normal" fo:text-transform="none" fo:color="#222222" fo:font-size="14pt" fo:letter-spacing="normal" fo:font-style="normal" fo:font-weight="normal" fo:background-color="#00a65d" loext:char-shading-value="0" style:font-size-asian="14pt" style:font-size-complex="14pt"/>
    </style:style>
    <style:style style:name="T6" style:family="text">
      <style:text-properties fo:font-variant="normal" fo:text-transform="none" fo:color="#00a65d" style:font-name="Monaco" fo:font-size="15pt" fo:letter-spacing="normal" fo:font-style="normal" fo:font-weight="normal" style:font-size-asian="15pt" style:font-size-complex="15pt"/>
    </style:style>
    <style:style style:name="T7" style:family="text">
      <style:text-properties fo:font-variant="normal" fo:text-transform="none" fo:color="#00a65d" style:font-name="Monaco" fo:font-size="15pt" fo:letter-spacing="normal" fo:font-style="normal" fo:font-weight="normal" officeooo:rsid="000a14e3" style:font-size-asian="15pt" style:font-size-complex="15pt"/>
    </style:style>
    <style:style style:name="T8" style:family="text">
      <style:text-properties fo:font-variant="normal" fo:text-transform="none" fo:color="#00a65d" style:font-name="Monaco" fo:font-size="15pt" fo:letter-spacing="normal" fo:font-style="normal" fo:font-weight="normal" officeooo:rsid="00093244" style:font-size-asian="15pt" style:font-size-complex="15pt"/>
    </style:style>
    <style:style style:name="T9" style:family="text">
      <style:text-properties fo:font-variant="normal" fo:text-transform="none" fo:color="#00a65d" style:font-name="Monaco" fo:font-size="15pt" fo:letter-spacing="normal" fo:font-style="normal" fo:font-weight="normal" officeooo:rsid="000aeb73" style:font-size-asian="15pt" style:font-size-complex="15pt"/>
    </style:style>
    <style:style style:name="T10" style:family="text">
      <style:text-properties fo:font-variant="normal" fo:text-transform="none" fo:color="#00a65d" style:font-name="Monaco" fo:font-size="15pt" fo:letter-spacing="normal" fo:font-style="normal" fo:font-weight="normal" officeooo:rsid="000d53e2" style:font-size-asian="15pt" style:font-size-complex="15pt"/>
    </style:style>
    <style:style style:name="T11" style:family="text">
      <style:text-properties fo:font-variant="normal" fo:text-transform="none" fo:color="#00a65d" style:font-name="Monaco" fo:font-size="15pt" fo:letter-spacing="normal" fo:font-style="normal" fo:font-weight="normal" officeooo:rsid="000d53e2" fo:background-color="#00a65d" loext:char-shading-value="0" style:font-size-asian="15pt" style:font-size-complex="15pt"/>
    </style:style>
    <style:style style:name="T12" style:family="text">
      <style:text-properties fo:color="#00a6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ние 2</text:p>
      <text:p text:style-name="Standard">Есть процесс, который запускается каждый раз, когда сотрудник поддержки нажимает кнопку, чтобы взять обращение пользователя в работу. Работа процесса описывается функцией (язык программирования groovy):</text:p>
      <text:p text:style-name="Standard">def set_assignee(login) // логин сотрудника поддержки</text:p>
      <text:p text:style-name="Standard">{</text:p>
      <text:p text:style-name="Standard"><text:tab/>// request_data - интерфейс управления БД. Считать, что не может исполняться несколько операций с БД параллельно</text:p>
      <text:p text:style-name="Standard"><text:tab/>requests = request_data.get_all() // получаем все обращения пользователей из БД</text:p>
      <text:p text:style-name="P1"><text:tab/>request = requests.</text:p>
      <text:p text:style-name="P2"><text:span text:style-name="Source_20_Text"><text:span text:style-name="T6">findAll{it.</text:span></text:span><text:span text:style-name="Source_20_Text"><text:span text:style-name="T7">assignee</text:span></text:span><text:span text:style-name="Source_20_Text"><text:span text:style-name="T6"> </text:span></text:span><text:span text:style-name="Source_20_Text"><text:span text:style-name="T8">== Null <text:s/></text:span></text:span><text:span text:style-name="Source_20_Text"><text:span text:style-name="T9">(нужная строка , чтобы не было дублей)</text:span></text:span><text:span text:style-name="Source_20_Text"><text:span text:style-name="T10">}</text:span></text:span></text:p>
      <text:p text:style-name="P4"><text:span text:style-name="Source_20_Text"><text:span text:style-name="T11"/></text:span></text:p>
      <text:p text:style-name="P1">groupBy{</text:p>
      <text:p text:style-name="Standard"><text:tab/><text:tab/>it.id</text:p>
      <text:p text:style-name="Standard"><text:tab/>}.collect{ key, value -&gt;</text:p>
      <text:p text:style-name="Standard"><text:tab/><text:tab/>value.max{ it.version }</text:p>
      <text:p text:style-name="Standard"><text:tab/>}.findAll{ req -&gt;</text:p>
      <text:p text:style-name="Standard"><text:tab/><text:tab/>req.status == 'opened' &amp;&amp;</text:p>
      <text:p text:style-name="Standard"><text:tab/><text:tab/>req.state == 'ready'</text:p>
      <text:p text:style-name="Standard"><text:tab/>}.max{</text:p>
      <text:p text:style-name="Standard"><text:tab/><text:tab/>it.priority</text:p>
      <text:p text:style-name="Standard"><text:tab/>}</text:p>
      <text:p text:style-name="Standard"><text:tab/>if (request == null)</text:p>
      <text:p text:style-name="Standard"><text:tab/><text:tab/>return null</text:p>
      <text:p text:style-name="Standard"><text:tab/></text:p>
      <text:p text:style-name="Standard"><text:tab/>request.state = 'inprogress'</text:p>
      <text:p text:style-name="Standard"><text:tab/>request.assignee = login</text:p>
      <text:p text:style-name="Standard"><text:tab/>request.version += 1</text:p>
      <text:p text:style-name="Standard"><text:tab/>request_data.upload(request) // загружаем новую версию обращения в БД (старая не удаляется)</text:p>
      <text:p text:style-name="Standard"><text:tab/>return request</text:p>
      <text:p text:style-name="Standard">}</text:p>
      <text:p text:style-name="Standard"><text:line-break/>Функция возвращает системе обращение пользователя. Это обращение попадает в работу сотруднику поддержки.</text:p>
      <text:p text:style-name="Standard">Случилась ошибка: одно и то же обращение пользователя попало в работу 2-м сотрудникам поддержки. Измените код так, чтобы этого больше не повторилос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line-height="115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loext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.353cm" fo:margin-bottom="0.353cm" loext:contextual-spacing="false"/>
      <style:text-properties fo:font-size="12pt" style:font-size-asian="12pt" style:font-size-complex="12pt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1.27cm" fo:margin-right="1.27cm" fo:margin-top="0cm" fo:margin-bottom="0cm" loext:contextual-spacing="false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</style:style>
    <style:style style:name="wiki-li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-page-cod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wiki-magiclink" style:family="text" style:parent-style-name="Default_20_Paragraph_20_Font"/>
    <style:style style:name="wiki-magiclink_5f__5f_image" style:display-name="wiki-magiclink__image" style:family="text" style:parent-style-name="Default_20_Paragraph_20_Font"/>
    <style:style style:name="wiki-magiclink_5f__5f_string" style:display-name="wiki-magiclink__string" style:family="text" style:parent-style-name="Default_20_Paragraph_20_Font"/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il I. Kotov</meta:initial-creator>
    <meta:editing-cycles>8</meta:editing-cycles>
    <meta:creation-date>2021-10-29T13:59:00</meta:creation-date>
    <dc:date>2022-04-06T18:32:14.767047648</dc:date>
    <meta:generator>LibreOffice/6.0.7.3$Linux_X86_64 LibreOffice_project/00m0$Build-3</meta:generator>
    <meta:editing-duration>PT56M43S</meta:editing-duration>
    <meta:document-statistic meta:table-count="0" meta:image-count="0" meta:object-count="0" meta:page-count="1" meta:paragraph-count="29" meta:word-count="157" meta:character-count="1172" meta:non-whitespace-character-count="10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